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SessionHelper.getSessionAttribute( Session session , String name , Objec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SessionHelper.getSessionAttributeNames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